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04cm"/>
    </style:style>
    <style:style style:name="co2" style:family="table-column">
      <style:table-column-properties fo:break-before="auto" style:column-width="10.7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00a933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ce25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Cartan–Hua theorem</text:p>
          </table:table-cell>
          <table:table-cell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/>(Set theory, 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/>(Set theory, Cantor's diagonal argume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vex hul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s/>(Fibonacci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s/>(structur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office:value-type="string" calcext:value-type="string">
            <text:p><text:s/>(finit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office:value-type="string" calcext:value-type="string">
            <text:p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s/>(lambda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office:value-type="string" calcext:value-type="string">
            <text:p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s/>(relational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/>(computational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s/>( 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s/>(arithmetic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s/>(probability found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/>(algebraic curves) (analy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/>(large deviations) 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/>(group theory, crystallograph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s/>(cellular automat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s/>(solid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/>(number theory, 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s/>(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incidenc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s/>(combinatorics, 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/>(geometry,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s/>(vector spaces, 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office:value-type="string" calcext:value-type="string">
            <text:p><text:s/>(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office:value-type="string" calcext:value-type="string">
            <text:p><text:s/>(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s/>(Lebesgue 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s/>(vot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s/>(electro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s/>(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office:value-type="string" calcext:value-type="string">
            <text:p><text:s/>(homolog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. and M. Riesz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s/>(diophanti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s/>(kno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</text:p>
          </table:table-cell>
          <table:table-cell office:value-type="string" calcext:value-type="string">
            <text:p><text:s/>(stationary points) 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quet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office:value-type="string" calcext:value-type="string">
            <text:p><text:s/>(homotop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s/>(categor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abstract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s/>(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lvin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s/>(Banach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s/>(voting metho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s/>(vertex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s/>(geometric 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-cobordism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s/>(algebraic groups, representation theory, 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/>(geometry, 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s/>(ordered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s/>(continuum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s/>(real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s/>(local class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office:value-type="string" calcext:value-type="string">
            <text:p><text:s/>(metr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s/>(convex se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s/>(classical mechan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/>(commutative algebra,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Nullstellensatz</text:p>
          </table:table-cell>
          <table:table-cell office:value-type="string" calcext:value-type="string">
            <text:p><text:s/>(theorem of zeroes) (commutative algebra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/>(topology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office:value-type="string" calcext:value-type="string">
            <text:p><text:s/>(complex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s/>("Density Functional Theory"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s/>(genetic algorith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office:value-type="string" calcext:value-type="string">
            <text:p><text:s/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ormed divisio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entit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s/>(algebra, 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/>(curves, calculus of variation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ackson's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's theorem</text:p>
          </table:table-cell>
          <table:table-cell office:value-type="string" calcext:value-type="string">
            <text:p><text:s/>(multiply transitive groups) 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achurovskii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s/>(paper fol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s/>(Lipschitz continu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/>(recur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office:value-type="string" calcext:value-type="string">
            <text:p><text:s/>(complex manifol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/>(real analysis, approxi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/>(graph theory) (bipartite grap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kinet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set theory) (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s/>(cod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/>(mathematical analysis, 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/>(operator theory,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-balance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/>(mathematical analysis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/>(mathematical analysis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s/>(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/>(fixed points, 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s/>(Li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s/>(3-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/>(algebraic groups, 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/>(number theory, modular arithmet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complex analysis) (entire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conformal mappings) (conformal mapping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Hamiltonian) (Hamiltonian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s/>(semi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s/>(st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. Riesz extensio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s/>(enumerative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s/>(p-ad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s/>(singular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s/>(bi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s/>(2D st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 theorem</text:p>
          </table:table-cell>
          <table:table-cell office:value-type="string" calcext:value-type="string">
            <text:p><text:s/>(analysis of algorithms) (recurrence relations, 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s/>(electrical circui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s/>(normed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s/>(topological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s/>(Banach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s/>(categor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s/>(financ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38"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/>(algebra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s/>(special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s/>(formal language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chbin's theorem</text:p>
          </table:table-cell>
          <table:table-cell office:value-type="string" calcext:value-type="string">
            <text:p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(gener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s/>(ellipt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s/>(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</text:p>
          </table:table-cell>
          <table:table-cell office:value-type="string" calcext:value-type="string">
            <text:p><text:s/>(quadrilateral) 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s/>(fre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s/>(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s/>(philosophy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/>(Lie groups, calculus of variations, differential invariants,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/>(calculus of variations,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s/>(symplec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s/>(electric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dd numb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s/>(quantum optics) (quantum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s/>(nuclear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office:value-type="string" calcext:value-type="string">
            <text:p><text:s/>(Fourier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s/>(co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s/>(extreme valu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office:value-type="string" calcext:value-type="string">
            <text:p><text:s/>(Fourier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s/>(universal enveloping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s/>(algebraic topology of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s/>(co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Quillen–Suslin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/>(computer science) 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demacher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s/>(convex se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s/>(diophantine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/>(graph theory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s/>(algebra, 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s/>(poli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s/>(local 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s/>(fluid 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/>(ellipt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s/>(recursion theory,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office:value-type="string" calcext:value-type="string">
            <text:p><text:s/>(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/>(Riemann surfaces, 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Riemann singularity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/>(functional analysis, 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–cobordism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ccheri–Legendre theorem (absolut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hlqvist correspondence theorem (mod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-Venant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d'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kovskii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itch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zonov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efer's dichotom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uder fixed poi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ilder's theorem (stochastic process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nyd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eier refinement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öder–Bernstein theorems for operator algebras (operator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oeder–Bernstein theorem for measurable spaces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's lemma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's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–Zassenhaus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tz kernel theorem (generalized func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tz–Zippel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z–Ahlfors–Pick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enk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tt core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fert–van Kampe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arating axis theorem (conv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–Hartley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expansion theorem (Boolean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source coding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shov–Cohn theorem (Jordan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shov–Witt theorem (Lie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theorem (differential operato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gel–Walfisz theorem (analyt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erman–Toeplitz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icial approximatio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horn'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on's minimax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pser–Lautemann theorem (probabilistic complexity theory) (structur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u's semicontinuity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x circles theorem (circ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x exponentials theorem (transcendental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lar'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da–El Mir theorem (compl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lem–Mahler–Lech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lem–Noether theorem (simple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rokhod's embedding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rokhod's representation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eszyński–Pringsheim theorem (continued frac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tsky's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n theorem (recursion theory,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bolev embedding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khatsky–Weierstras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nenschein–Mantel–Debreu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phie Germai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l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ndnes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 hierarch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ht'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tral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up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ner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n–statistic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ague–Grundy theorem (combinatorial 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eeze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hl's theorem (matri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ings theorem about ends of groups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ings–Zeema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ley's reciprocity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 of David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k–Heegn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–Strömberg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er–Lehmu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hau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itz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wart's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nespring factorization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rling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kes's theorem (vector calculus, 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lper–Samuelson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lz–Cesàro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's representation theorem for Boolean algebras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's theorem on one-parameter unitary groups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Tukey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von Neumann theorem (functional analysis, representation theory of the Heisenbe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, quantum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Weierstras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ssmann's theorem (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ong perfect 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 theorem for finitely generated modules over a principal ideal domain (abstr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 theorem for Gaussian measures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d program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rm's theorem (theory of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rm–Picone comparison theorem (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pace theorem (Diophantine approxim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porting hyperplane theorem (conv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an's theorem (modul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ow theorems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determinant theorem (determina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 pentahedral theorem (invariant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law of inertia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–Gallai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metric hyper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phonic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ge's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.-Nagy's dilation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gő limit theorems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merédi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merédi–Trotter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pilrajn extension theorem (axiom of choice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kagi existence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ens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eness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gent-secant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ski's indefinability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ylor's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ylor–Proudman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nenbaum's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bit ibn Qurra's theorem (amicable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les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duality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ébault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de Moivre–Laplace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e cube (algebraic variet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e gnomon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ree moments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n friends and strangers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évenin's theorem (electrical circui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pson transitivity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pson uniqueness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sen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e's theorem (Diophantine equ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e–Siegel–Roth theorem (diophantine approxim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etze extension theorem (gener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jdeman's theorem (diophantine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khonov fixed poi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hierarch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chmarsh theorem (integral transfor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chmarsh convolut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s alternative (geometric 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a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ita's theorem (operator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elli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kis's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onogov's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elli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chotomy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mbi–Varadarajan theorem (Lie grou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dinger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n'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nnell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tte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án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urán–Kubiliu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chonoff's theorem (general topolog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gly duckling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formization theorem (complex analysis, 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al approximation theorem (neural network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al coefficient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ixedness theorem (algebraic geomet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liant–Vazirani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Aubel's theorem (quadrilater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der Waerden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Schooten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Vleck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tieghem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gnon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a's formulas (quadr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oris–Begle mapping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ogradov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ial theorem (classical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convergence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covering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–Hahn–Sak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iani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Neumann bicommuta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Neumann's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Staudt–Clausen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agn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dhausen's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ter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er's theorem (algebra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derburn's little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derburn's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–Casorati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 factorizat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 preparation theorem (several complex variables, commutativ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nberg–Witten theorem (quantum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-ordering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Whitehead theorem (homotop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embedding theorem (differential 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extension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immersion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–Graustei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ck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ner's tauberian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ner–Ikehara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gner–Eckart theorem (Clebsch–Gordan coefficie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kie's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so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t's theorem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d'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stenholme's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*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J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horski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riski's main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ckendorf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berger–Bressoud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sigmondy's theorem (number theory)</text:p>
          </table:table-cell>
          <table:table-cell table:number-columns-repeated="4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6"/>
        <table:table-column table:style-name="co10" table:default-cell-style-name="ce10"/>
        <table:table-row table:style-name="ro1">
          <table:table-cell table:style-name="ce13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7" office:value-type="string" calcext:value-type="string">
            <text:p>Mathworld Wolfram</text:p>
          </table:table-cell>
          <table:table-cell table:style-name="ce11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7" office:value-type="string" calcext:value-type="string">
            <text:p>Institute for Advanced Study</text:p>
          </table:table-cell>
          <table:table-cell table:style-name="ce11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2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2"><text:a xlink:href="https://oeis.org/A000041" xlink:type="simple">A000041</text:a></text:span><text:span text:style-name="T2"> / </text:span><text:span text:style-name="T2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25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264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8:05:17.492782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25T18:13:05.850961914</dc:date>
    <meta:editing-duration>PT13H23M55S</meta:editing-duration>
    <meta:editing-cycles>502</meta:editing-cycles>
    <meta:generator>LibreOffice/7.1.3.2$Linux_X86_64 LibreOffice_project/10$Build-2</meta:generator>
    <meta:document-statistic meta:table-count="8" meta:cell-count="2510" meta:object-count="0"/>
  </office:meta>
</office:document-meta>
</file>